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 Black" svg:font-family="'Arial Black'" style:font-adornments="Regular" style:font-family-generic="swiss" style:font-pitch="variable"/>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ing_20_3" style:list-style-name="">
      <style:text-properties officeooo:rsid="3a8be225" officeooo:paragraph-rsid="001cb29a"/>
    </style:style>
    <style:style style:name="P2" style:family="paragraph" style:parent-style-name="Heading_20_4" style:list-style-name="">
      <style:text-properties officeooo:rsid="3fb29ab1" officeooo:paragraph-rsid="001cb29a"/>
    </style:style>
    <style:style style:name="P3" style:family="paragraph" style:parent-style-name="Text_20_body">
      <style:text-properties officeooo:rsid="3fb29ab1" officeooo:paragraph-rsid="001cb29a"/>
    </style:style>
    <style:style style:name="P4" style:family="paragraph" style:parent-style-name="Text_20_body" style:list-style-name="L1">
      <style:text-properties officeooo:rsid="3fb29ab1" officeooo:paragraph-rsid="001cb29a"/>
    </style:style>
    <style:style style:name="P5" style:family="paragraph" style:parent-style-name="Text_20_body" style:list-style-name="L1">
      <style:text-properties officeooo:rsid="3fb2ab3e" officeooo:paragraph-rsid="001cb29a"/>
    </style:style>
    <style:style style:name="P6" style:family="paragraph" style:parent-style-name="Heading_20_4" style:list-style-name="">
      <style:text-properties officeooo:rsid="3ac3c9b1" officeooo:paragraph-rsid="001cb29a"/>
    </style:style>
    <style:style style:name="P7" style:family="paragraph" style:parent-style-name="Text_20_body">
      <style:text-properties officeooo:rsid="3ac3c9b1" officeooo:paragraph-rsid="001cb29a"/>
    </style:style>
    <style:style style:name="P8" style:family="paragraph" style:parent-style-name="Text_20_body" style:list-style-name="L2">
      <style:text-properties officeooo:rsid="3ac3c9b1" officeooo:paragraph-rsid="001cb29a"/>
    </style:style>
    <style:style style:name="P9" style:family="paragraph" style:parent-style-name="Heading_20_4" style:list-style-name="">
      <style:text-properties officeooo:rsid="3ac3d701" officeooo:paragraph-rsid="001cb29a"/>
    </style:style>
    <style:style style:name="P10" style:family="paragraph" style:parent-style-name="Text_20_body">
      <style:text-properties officeooo:rsid="3ac3d701" officeooo:paragraph-rsid="001cb29a"/>
    </style:style>
    <style:style style:name="P11" style:family="paragraph" style:parent-style-name="Text_20_body" style:list-style-name="L3">
      <style:text-properties fo:color="#2a6099" loext:opacity="100%" officeooo:rsid="3ac3d701" officeooo:paragraph-rsid="001cb29a"/>
    </style:style>
    <style:style style:name="P12" style:family="paragraph" style:parent-style-name="Heading_20_4" style:list-style-name="">
      <style:text-properties officeooo:rsid="3ac56583" officeooo:paragraph-rsid="001cb29a"/>
    </style:style>
    <style:style style:name="P13" style:family="paragraph" style:parent-style-name="Text_20_body">
      <style:text-properties officeooo:rsid="3ac56583" officeooo:paragraph-rsid="001cb29a"/>
    </style:style>
    <style:style style:name="P14" style:family="paragraph" style:parent-style-name="Text_20_body" style:list-style-name="L4">
      <style:text-properties officeooo:rsid="3ac56583" officeooo:paragraph-rsid="001cb29a"/>
    </style:style>
    <style:style style:name="P15" style:family="paragraph" style:parent-style-name="Heading_20_4" style:list-style-name="">
      <style:text-properties officeooo:rsid="3ac65f25" officeooo:paragraph-rsid="001cb29a"/>
    </style:style>
    <style:style style:name="P16" style:family="paragraph" style:parent-style-name="Text_20_body">
      <style:text-properties officeooo:rsid="3ac65f25" officeooo:paragraph-rsid="001cb29a"/>
    </style:style>
    <style:style style:name="P17" style:family="paragraph" style:parent-style-name="Text_20_body" style:list-style-name="L5">
      <style:text-properties officeooo:rsid="3ac65f25" officeooo:paragraph-rsid="001cb29a"/>
    </style:style>
    <style:style style:name="P18" style:family="paragraph" style:parent-style-name="Text_20_body" style:list-style-name="L6">
      <style:text-properties fo:color="#2a6099" loext:opacity="100%" officeooo:rsid="3ac65f25" officeooo:paragraph-rsid="001cb29a"/>
    </style:style>
    <style:style style:name="P19" style:family="paragraph" style:parent-style-name="Heading_20_4" style:list-style-name="">
      <style:text-properties officeooo:rsid="3ac81091" officeooo:paragraph-rsid="001cb29a"/>
    </style:style>
    <style:style style:name="P20" style:family="paragraph" style:parent-style-name="Text_20_body">
      <style:text-properties officeooo:rsid="3ac81091" officeooo:paragraph-rsid="001cb29a"/>
    </style:style>
    <style:style style:name="P21" style:family="paragraph" style:parent-style-name="Text_20_body" style:list-style-name="L7">
      <style:text-properties officeooo:rsid="3ac81091" officeooo:paragraph-rsid="001cb29a"/>
    </style:style>
    <style:style style:name="P22" style:family="paragraph" style:parent-style-name="Text_20_body" style:list-style-name="L7">
      <style:text-properties officeooo:rsid="3ac8229b" officeooo:paragraph-rsid="001cb29a"/>
    </style:style>
    <style:style style:name="P23" style:family="paragraph" style:parent-style-name="Heading_20_4" style:list-style-name="">
      <style:text-properties officeooo:paragraph-rsid="001cb29a"/>
    </style:style>
    <style:style style:name="P24" style:family="paragraph" style:parent-style-name="Text_20_body">
      <style:text-properties fo:font-weight="bold" officeooo:rsid="3a8be225" officeooo:paragraph-rsid="001cb29a" style:font-weight-asian="bold" style:font-weight-complex="bold"/>
    </style:style>
    <style:style style:name="P25" style:family="paragraph" style:parent-style-name="Text_20_body" style:list-style-name="L8">
      <style:text-properties officeooo:rsid="3a8be225" officeooo:paragraph-rsid="001cb29a"/>
    </style:style>
    <style:style style:name="T1" style:family="text">
      <style:text-properties fo:font-weight="bold" style:font-weight-asian="bold" style:font-weight-complex="bold"/>
    </style:style>
    <style:style style:name="T2" style:family="text">
      <style:text-properties fo:color="#2a6099" loext:opacity="100%" fo:font-weight="bold" style:font-weight-asian="bold" style:font-weight-complex="bold"/>
    </style:style>
    <style:style style:name="T3" style:family="text">
      <style:text-properties fo:color="#2a6099" loext:opacity="100%"/>
    </style:style>
    <style:style style:name="T4" style:family="text">
      <style:text-properties fo:color="#c9211e" loext:opacity="100%"/>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3"><text:bookmark-start text:name="__RefHeading___Toc329257_1347044286"/>(L) – Limited Atonement<text:bookmark-end text:name="__RefHeading___Toc329257_1347044286"/></text:h>
      <text:h text:style-name="P2" text:outline-level="4">Luke <text:bookmark-start text:name="__RefHeading___Toc329259_1347044286"/>2:10-11<text:bookmark-end text:name="__RefHeading___Toc329259_1347044286"/></text:h>
      <text:p text:style-name="P3"><text:span text:style-name="T1">Luke 2:10-11<text:line-break/>10.</text:span><text:span text:style-name="T2"> </text:span><text:span text:style-name="T3">Then the angel said to them, “Do not be afraid, for behold, I bring you </text:span><text:span text:style-name="T4">good tidings</text:span><text:span text:style-name="T3"> of great joy </text:span><text:span text:style-name="T4">which will be to all people</text:span><text:span text:style-name="T3">.</text:span><text:line-break/><text:span text:style-name="T1">11.</text:span> <text:span text:style-name="T3">“For there is born to you this day in the city of David a Savior, who is Christ the Lord.</text:span></text:p>
      <text:list text:style-name="L1">
        <text:list-item>
          <text:p text:style-name="P4">Good tidings is the gospel. It was to be brought to all people.</text:p>
        </text:list-item>
        <text:list-item>
          <text:p text:style-name="P4">What? You mean it wasn't only brought to the Calvinist, predestinated elect people only? It was for all people?</text:p>
        </text:list-item>
        <text:list-item>
          <text:p text:style-name="P5">Calvinists instead believe Jesus only died for some people.</text:p>
        </text:list-item>
      </text:list>
      <text:h text:style-name="P6" text:outline-level="4"><text:bookmark-start text:name="__RefHeading___Toc329261_1347044286"/>1 john 2:2 (propitiation for the whole world)<text:bookmark-end text:name="__RefHeading___Toc329261_1347044286"/></text:h>
      <text:p text:style-name="P7"><text:span text:style-name="T1">1 John 2:2<text:line-break/>2. </text:span><text:span text:style-name="T3">And He Himself is the propitiation for our sins, and not for ours only but also for the whole world.</text:span></text:p>
      <text:list text:style-name="L2">
        <text:list-item>
          <text:p text:style-name="P8"/>
        </text:list-item>
      </text:list>
      <text:h text:style-name="P9" text:outline-level="4"><text:bookmark-start text:name="__RefHeading___Toc329263_1347044286"/>1 Timothy 2:6 (Jesus a ransom for all)<text:bookmark-end text:name="__RefHeading___Toc329263_1347044286"/></text:h>
      <text:p text:style-name="P10"><text:span text:style-name="T1">1 Timothy 2:6<text:line-break/>6. </text:span><text:span text:style-name="T3">who gave Himself a ransom for </text:span><text:span text:style-name="T4">all</text:span><text:span text:style-name="T3">, to be testified in due time,</text:span></text:p>
      <text:list text:style-name="L3">
        <text:list-item>
          <text:p text:style-name="P11"/>
        </text:list-item>
      </text:list>
      <text:h text:style-name="P12" text:outline-level="4"><text:bookmark-start text:name="__RefHeading___Toc329265_1347044286"/>1 Timothy 4:10 (The savior of all men)<text:bookmark-end text:name="__RefHeading___Toc329265_1347044286"/></text:h>
      <text:p text:style-name="P13"><text:span text:style-name="T1">1 Timothy 4:10<text:line-break/>10.</text:span> <text:span text:style-name="T3">For to this end we both labor and suffer reproach,[fn] because we trust in the living God, who is the Savior of all men, especially of those who believe.</text:span></text:p>
      <text:list text:style-name="L4">
        <text:list-item>
          <text:p text:style-name="P14"/>
        </text:list-item>
      </text:list>
      <text:h text:style-name="P15" text:outline-level="4">Acts <text:bookmark-start text:name="__RefHeading___Toc329267_1347044286"/>17:30 (God commands all men everywhere to repent)<text:bookmark-end text:name="__RefHeading___Toc329267_1347044286"/></text:h>
      <text:p text:style-name="P16"><text:span text:style-name="T1">Acts 17:30<text:line-break/>30.</text:span> <text:span text:style-name="T3">“Truly, these times of ignorance God overlooked, but now commands all men everywhere to repent,</text:span></text:p>
      <text:list text:style-name="L5">
        <text:list-item>
          <text:p text:style-name="P17">Would God call someone to something they could not do, then hold them accountable for it?</text:p>
        </text:list-item>
        <text:list-item>
          <text:p text:style-name="P17">That would be like telling a <text:s/>chair to move across the room, then cut it down with an axe and burn it when it doesn't.</text:p>
        </text:list-item>
      </text:list>
      <text:h text:style-name="P15" text:outline-level="4"><text:bookmark-start text:name="__RefHeading___Toc329269_1347044286"/><text:soft-page-break/>2 Peter 3:9<text:bookmark-end text:name="__RefHeading___Toc329269_1347044286"/></text:h>
      <text:p text:style-name="P16"><text:span text:style-name="T1">2 Peter 3:9<text:line-break/>9.</text:span> <text:span text:style-name="T3">The Lord is not slack concerning His promise, as some count slackness, but is longsuffering toward us,[fn] </text:span><text:span text:style-name="T4">not willing that any should perish but that all should come to repentance</text:span><text:span text:style-name="T3">.</text:span></text:p>
      <text:list text:style-name="L6">
        <text:list-item>
          <text:p text:style-name="P18"/>
        </text:list-item>
      </text:list>
      <text:h text:style-name="P19" text:outline-level="4">Ezekiel <text:bookmark-start text:name="__RefHeading___Toc329271_1347044286"/>33:11 (God has no pleasure in death of wicked)<text:bookmark-end text:name="__RefHeading___Toc329271_1347044286"/></text:h>
      <text:p text:style-name="P20"><text:span text:style-name="T1">Ezekiel 33:11<text:line-break/>11. </text:span><text:span text:style-name="T3">“Say to them: ‘As I live,’ says the Lord GOD, ‘I have no pleasure in the death of the wicked, but that the wicked turn from his way and live. Turn, turn from your evil ways! For why should you die, O house of Israel?’</text:span></text:p>
      <text:list text:style-name="L7">
        <text:list-item>
          <text:p text:style-name="P21">Why would God plead with unbelievers to turn from evil?<text:line-break/>Calvinists hold that it is to make their punishment harsher.<text:line-break/>Non-Calvinists hold that it is to invite them to make the right choices.</text:p>
        </text:list-item>
        <text:list-item>
          <text:p text:style-name="P21">God's intentions about the wicked turning from their evil and living are not a secret.<text:line-break/>It is the goodness of God that leads us to repentance.<text:line-break/>Not being born again before repenting.</text:p>
          <text:list>
            <text:list-item>
              <text:p text:style-name="P21">The prodigal son came home, not because of His father's whip, but because he remembered his father's goodness.</text:p>
            </text:list-item>
            <text:list-item>
              <text:p text:style-name="P22">Romans 1 says the heavens and God's invisible attributes are part of what also assist.</text:p>
            </text:list-item>
          </text:list>
        </text:list-item>
      </text:list>
      <text:h text:style-name="P23" text:outline-level="4">John <text:bookmark-start text:name="__RefHeading___Toc329273_1347044286"/>3:16<text:bookmark-end text:name="__RefHeading___Toc329273_1347044286"/></text:h>
      <text:p text:style-name="P24">John 3:16</text:p>
      <text:list text:style-name="L8">
        <text:list-item>
          <text:p text:style-name="P25">For God so loved the world, so that whosoever believes shall not perish (John 3:16).<text:line-break/>Whosoever was not limited to just the elect.<text:line-break/>If all humans wanted to be regenerated, the blood of Jesus would cover all of them.<text:line-break/>But we all too well know that not all humans historically thus far have desired to do that.<text:line-break/>John 3:16 is a verse that militates the Limited Atonement Calvinistic doctrine.</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 Black" svg:font-family="'Arial Black'" style:font-adornments="Regular" style:font-family-generic="swiss" style:font-pitch="variable"/>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3" style:display-name="Heading 3" style:family="paragraph" style:parent-style-name="Heading" style:next-style-name="Text_20_body" style:default-outline-level="3" style:class="chapter">
      <style:paragraph-properties fo:margin-left="-0.4in" fo:margin-top="0.0972in" fo:margin-bottom="0.0835in" style:contextual-spacing="false" fo:text-indent="0in"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chapter">
      <style:paragraph-properties fo:margin-left="-0.3in" fo:margin-top="0.0835in" fo:margin-bottom="0.0835in" style: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text-properties fo:color="#000000" loext:opacity="100%" fo:font-style="normal" fo:font-weight="normal" style:font-style-asian="normal" style:font-weight-asian="normal" style:font-style-complex="normal" style:font-weight-complex="norm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center" style:justify-single-word="false"/>
      <style:text-properties style:font-name="Arial Black" fo:font-weight="bold" officeooo:rsid="001ac38d" officeooo:paragraph-rsid="001cb29a" style:font-weight-asian="bold" style:font-weight-complex="bold"/>
    </style:style>
    <style:style style:name="MT1" style:family="text">
      <style:text-properties officeooo:rsid="001cb29a"/>
    </style:style>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bottom="0.1965in" fo:background-color="transparent" draw:fill="none"/>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5in" fo:page-height="11in" style:num-format="1" style:print-orientation="portrait" fo:margin-top="0.3937in" fo:margin-bottom="0.3937in" fo:margin-left="0.7874in" fo:margin-right="0.3937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5in" fo:page-height="11in" style:num-format="1" style:print-orientation="portrait" fo:margin-top="0.7874in" fo:margin-bottom="0.7874in" fo:margin-left="0.7874in" fo:margin-right="0.7874in" style:writing-mode="lr-tb"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in" fo:page-height="8.5in" style:num-format="1" style:print-orientation="landscape"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Biblical Reasons to Dismiss <text:span text:style-name="MT1">the Limited Atonement</text:span> Doctrine</text:p>
      </style:header>
    </style:master-page>
    <style:master-page style:name="First_20_Page" style:display-name="First Page" style:page-layout-name="Mpm2" style:next-style-name="Standard"/>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Index" style:page-layout-name="Mpm2"/>
    <style:master-page style:name="HTML" style:page-layout-name="Mpm6"/>
    <style:master-page style:name="Footnote" style:page-layout-name="Mpm7"/>
    <style:master-page style:name="Endnote" style:page-layout-name="Mpm7"/>
    <style:master-page style:name="Landscape" style:page-layout-name="Mpm8"/>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8-21T05:50:53.569420200</meta:creation-date>
    <dc:date>2025-08-21T05:51:19.626538200</dc:date>
    <meta:editing-duration>PT26S</meta:editing-duration>
    <meta:editing-cycles>1</meta:editing-cycles>
    <meta:document-statistic meta:table-count="0" meta:image-count="0" meta:object-count="0" meta:page-count="2" meta:paragraph-count="32" meta:word-count="550" meta:character-count="2913" meta:non-whitespace-character-count="2403"/>
    <meta:generator>LibreOffice/25.2.5.2$Windows_X86_64 LibreOffice_project/03d19516eb2e1dd5d4ccd751a0d6f35f35e08022</meta:generator>
  </office:meta>
</office:document-meta>
</file>